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pale, hoy me revisaron el programa y pues me mandaron a que generara mas reportes, reportes de inscripciones, de alumnos graduados, de nuevos ingresos, de alumnos chinos, de alumnos venezolanos, de ciudadanos chinos, cantidad de profesores.</text:p>
      <text:section text:style-name="Sect1" text:name="yui_3_13_0_ym1_1_1395174481237_3060">
        <text:p text:style-name="Standard"><text:line-break/></text:p>
      </text:section>
      <text:section text:style-name="Sect1" text:name="yui_3_13_0_ym1_1_1395174481237_3066">
        <text:p text:style-name="Standard">Otra cosa cuando se va a entrar al programa pusimos una clave incorrecta para probarlo y entro, hay que reparar ese error.</text:p>
      </text:section>
      <text:section text:style-name="Sect1" text:name="yui_3_13_0_ym1_1_1395174481237_3063">
        <text:p text:style-name="Standard"><text:line-break/></text:p>
      </text:section>
      <text:section text:style-name="Sect1" text:name="yui_3_13_0_ym1_1_1395174481237_3064">
        <text:p text:style-name="Standard">También debería tener una flecha para volver a la pagina anterior, no se si me explico, por ejemplo si estoy en la sección de reportes y ya termine allí y me gustaría volver atrás no puedo, tengo que ir hasta inicio y darle reportes, asi en cada una de las secciones del programa.</text:p>
      </text:section>
      <text:section text:style-name="Sect1" text:name="yui_3_13_0_ym1_1_1395174481237_3065">
        <text:p text:style-name="Standard"><text:line-break/></text:p>
      </text:section>
      <text:section text:style-name="Sect1" text:name="yui_3_13_0_ym1_1_1395174481237_3069">
        <text:p text:style-name="Standard"><text:line-break/></text:p>
      </text:section>
      <text:section text:style-name="Sect1" text:name="yui_3_13_0_ym1_1_1395174481237_3070">
        <text:p text:style-name="Standard">TODAS esas correcciones las tengo que hacer para el miércoles, porfa si me puedes echar una ultima mano con eso te lo agradecería.  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UC201 </meta:initial-creator>
    <meta:creation-date>2014-03-18T15:59:27.362363539</meta:creation-date>
    <dc:date>2014-03-18T16:00:05.403606959</dc:date>
    <dc:creator>UUC201 </dc:creator>
    <meta:editing-duration>P0D</meta:editing-duration>
    <meta:editing-cycles>1</meta:editing-cycles>
    <meta:document-statistic meta:table-count="0" meta:image-count="0" meta:object-count="0" meta:page-count="1" meta:paragraph-count="8" meta:word-count="134" meta:character-count="779" meta:non-whitespace-character-count="643"/>
    <meta:generator>LibreOffice/4.1.5.3$Linux_x86 LibreOffice_project/410m0$Build-3</meta:generator>
  </office:meta>
</office:document-meta>
</file>